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9761c" officeooo:paragraph-rsid="0009761c"/>
    </style:style>
    <style:style style:name="P2" style:family="paragraph" style:parent-style-name="Standard">
      <style:paragraph-properties fo:text-align="start" style:justify-single-word="false"/>
      <style:text-properties officeooo:rsid="0009761c" officeooo:paragraph-rsid="0009761c"/>
    </style:style>
    <style:style style:name="P3" style:family="paragraph" style:parent-style-name="Standard">
      <style:paragraph-properties fo:text-align="start" style:justify-single-word="false"/>
      <style:text-properties officeooo:rsid="0016c8ad" officeooo:paragraph-rsid="0016c8ad"/>
    </style:style>
    <style:style style:name="P4" style:family="paragraph" style:parent-style-name="Standard">
      <style:paragraph-properties fo:text-align="start" style:justify-single-word="false"/>
      <style:text-properties fo:font-weight="bold" officeooo:rsid="0009761c" officeooo:paragraph-rsid="0009761c" style:font-weight-asian="bold" style:font-weight-complex="bold"/>
    </style:style>
    <style:style style:name="P5" style:family="paragraph" style:parent-style-name="Standard">
      <style:paragraph-properties fo:text-align="start" style:justify-single-word="false"/>
      <style:text-properties fo:font-weight="bold" officeooo:rsid="000ca9e5" officeooo:paragraph-rsid="000ca9e5" style:font-weight-asian="bold" style:font-weight-complex="bold"/>
    </style:style>
    <style:style style:name="P6" style:family="paragraph" style:parent-style-name="Standard">
      <style:paragraph-properties fo:text-align="start" style:justify-single-word="false"/>
      <style:text-properties fo:font-weight="normal" officeooo:rsid="0009761c" officeooo:paragraph-rsid="0009761c" style:font-weight-asian="normal" style:font-weight-complex="normal"/>
    </style:style>
    <style:style style:name="P7" style:family="paragraph" style:parent-style-name="Standard">
      <style:paragraph-properties fo:text-align="start" style:justify-single-word="false"/>
      <style:text-properties fo:font-weight="normal" officeooo:rsid="000b1000" officeooo:paragraph-rsid="000b1000" style:font-weight-asian="normal" style:font-weight-complex="normal"/>
    </style:style>
    <style:style style:name="P8" style:family="paragraph" style:parent-style-name="Standard">
      <style:paragraph-properties fo:text-align="start" style:justify-single-word="false"/>
      <style:text-properties fo:font-weight="normal" officeooo:rsid="000ca9e5" officeooo:paragraph-rsid="000ca9e5" style:font-weight-asian="normal" style:font-weight-complex="normal"/>
    </style:style>
    <style:style style:name="P9" style:family="paragraph" style:parent-style-name="Standard">
      <style:paragraph-properties fo:text-align="start" style:justify-single-word="false"/>
      <style:text-properties officeooo:rsid="001168fc" officeooo:paragraph-rsid="001168fc"/>
    </style:style>
    <style:style style:name="P10" style:family="paragraph" style:parent-style-name="Standard">
      <style:paragraph-properties fo:text-align="start" style:justify-single-word="false"/>
      <style:text-properties officeooo:rsid="00159dc5" officeooo:paragraph-rsid="00159dc5"/>
    </style:style>
    <style:style style:name="P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25def" officeooo:paragraph-rsid="001168fc" style:font-size-asian="12pt" style:font-size-complex="12pt"/>
    </style:style>
    <style:style style:name="P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59dc5" officeooo:paragraph-rsid="00159dc5"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1ecc" officeooo:paragraph-rsid="00159dc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c8ad" officeooo:paragraph-rsid="0016c8a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7f815" officeooo:paragraph-rsid="0017f81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bold" officeooo:rsid="00125def" officeooo:paragraph-rsid="001168fc"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bold" officeooo:rsid="00125def" officeooo:paragraph-rsid="00125def"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bold" officeooo:rsid="00161ecc" officeooo:paragraph-rsid="00161ecc"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bold" officeooo:rsid="0017f815" officeooo:paragraph-rsid="0017f815" style:font-size-asian="12pt" style:font-weight-asian="bold" style:font-size-complex="12pt" style:font-weight-complex="bold"/>
    </style:style>
    <style:style style:name="P20" style:family="paragraph" style:parent-style-name="Standard" style:list-style-name="L1">
      <style:paragraph-properties fo:text-align="start" style:justify-single-word="false"/>
      <style:text-properties fo:font-weight="normal" officeooo:rsid="0009761c" officeooo:paragraph-rsid="0009761c" style:font-weight-asian="normal" style:font-weight-complex="normal"/>
    </style:style>
    <style:style style:name="P21" style:family="paragraph" style:parent-style-name="Standard" style:list-style-name="L1">
      <style:paragraph-properties fo:text-align="start" style:justify-single-word="false"/>
      <style:text-properties fo:font-weight="normal" officeooo:rsid="0017f815" officeooo:paragraph-rsid="0017f815"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0ca9e5" officeooo:paragraph-rsid="000ca9e5" style:font-weight-asian="normal" style:font-weight-complex="normal"/>
    </style:style>
    <style:style style:name="P23" style:family="paragraph" style:parent-style-name="Standard" style:list-style-name="L3">
      <style:paragraph-properties fo:text-align="start" style:justify-single-word="false"/>
      <style:text-properties fo:font-weight="normal" officeooo:rsid="000ca9e5" officeooo:paragraph-rsid="000ca9e5" style:font-weight-asian="normal" style:font-weight-complex="normal"/>
    </style:style>
    <style:style style:name="P24" style:family="paragraph" style:parent-style-name="Standard" style:list-style-name="L4">
      <style:paragraph-properties fo:text-align="start" style:justify-single-word="false"/>
      <style:text-properties fo:font-weight="normal" officeooo:rsid="000ddf5f" officeooo:paragraph-rsid="000ddf5f"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1168fc" officeooo:paragraph-rsid="001168fc" style:font-weight-asian="normal" style:font-weight-complex="normal"/>
    </style:style>
    <style:style style:name="P26" style:family="paragraph" style:parent-style-name="Standard" style:list-style-name="L8">
      <style:paragraph-properties fo:text-align="start" style:justify-single-word="false"/>
      <style:text-properties fo:font-weight="normal" officeooo:rsid="00125def" officeooo:paragraph-rsid="00125def" style:font-weight-asian="normal" style:font-weight-complex="normal"/>
    </style:style>
    <style:style style:name="P27" style:family="paragraph" style:parent-style-name="Standard" style:list-style-name="L14">
      <style:paragraph-properties fo:text-align="start" style:justify-single-word="false"/>
      <style:text-properties fo:font-weight="normal" officeooo:rsid="00161ecc" officeooo:paragraph-rsid="00161ecc" style:font-weight-asian="normal" style:font-weight-complex="normal"/>
    </style:style>
    <style:style style:name="P28" style:family="paragraph" style:parent-style-name="Standard" style:list-style-name="L4">
      <style:paragraph-properties fo:text-align="start" style:justify-single-word="false"/>
      <style:text-properties officeooo:paragraph-rsid="000ca9e5"/>
    </style:style>
    <style:style style:name="P29" style:family="paragraph" style:parent-style-name="Standard" style:list-style-name="L5">
      <style:paragraph-properties fo:text-align="start" style:justify-single-word="false"/>
      <style:text-properties officeooo:paragraph-rsid="000ddf5f"/>
    </style:style>
    <style:style style:name="P30" style:family="paragraph" style:parent-style-name="Standard" style:list-style-name="L6">
      <style:paragraph-properties fo:text-align="start" style:justify-single-word="false"/>
      <style:text-properties officeooo:paragraph-rsid="0010b4de"/>
    </style:style>
    <style:style style:name="P31" style:family="paragraph" style:parent-style-name="Standard" style:list-style-name="L7">
      <style:paragraph-properties fo:text-align="start" style:justify-single-word="false"/>
      <style:text-properties officeooo:paragraph-rsid="000ddf5f"/>
    </style:style>
    <style:style style:name="P32" style:family="paragraph" style:parent-style-name="Standard" style:list-style-name="L15">
      <style:paragraph-properties fo:text-align="start" style:justify-single-word="false"/>
      <style:text-properties officeooo:paragraph-rsid="0016c8ad"/>
    </style:style>
    <style:style style:name="P33" style:family="paragraph" style:parent-style-name="Standard" style:list-style-name="L6">
      <style:paragraph-properties fo:text-align="start" style:justify-single-word="false"/>
      <style:text-properties officeooo:rsid="0010b4de" officeooo:paragraph-rsid="0010b4de"/>
    </style:style>
    <style:style style:name="P34" style:family="paragraph" style:parent-style-name="Standard" style:list-style-name="L7">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0e9cb9" officeooo:paragraph-rsid="000e9cb9" style:font-size-asian="12pt" style:font-size-complex="12pt"/>
    </style:style>
    <style:style style:name="P35" style:family="paragraph" style:parent-style-name="Standard" style:list-style-name="L7">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012a8" officeooo:paragraph-rsid="001012a8" style:font-size-asian="12pt" style:font-size-complex="12pt"/>
    </style:style>
    <style:style style:name="P36" style:family="paragraph" style:parent-style-name="Standard" style:list-style-name="L8">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25def" officeooo:paragraph-rsid="00125def"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59dc5" officeooo:paragraph-rsid="00159dc5"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59dc5" officeooo:paragraph-rsid="00159dc5"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59dc5" officeooo:paragraph-rsid="00159dc5"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1ecc" officeooo:paragraph-rsid="00161ecc" style:font-size-asian="12pt" style:font-weight-asian="normal" style:font-size-complex="12pt" style:font-weight-complex="normal"/>
    </style:style>
    <style:style style:name="P41" style:family="paragraph" style:parent-style-name="Standard" style:list-style-name="L13">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c8ad" officeooo:paragraph-rsid="0016c8ad"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6c8ad" officeooo:paragraph-rsid="0016c8ad"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fo:font-variant="normal" fo:text-transform="none" fo:color="#000000" loext:opacity="100%" style:font-name="Liberation Serif" fo:font-size="12pt" fo:letter-spacing="normal" fo:language="pl" fo:country="PL" fo:font-style="normal" fo:font-weight="normal" officeooo:rsid="0017f815" officeooo:paragraph-rsid="0017f815" style:font-size-asian="12pt" style:font-weight-asian="normal" style:font-size-complex="12pt" style:font-weight-complex="normal"/>
    </style:style>
    <style:style style:name="P44" style:family="paragraph" style:parent-style-name="Standard" style:list-style-name="L15">
      <style:paragraph-properties fo:text-align="start" style:justify-single-word="false"/>
      <style:text-properties fo:font-variant="normal" fo:text-transform="none" fo:color="#000000" loext:opacity="100%" style:font-name="Liberation Serif" fo:font-size="12pt" fo:letter-spacing="normal" fo:language="pl" fo:country="PL" fo:font-style="normal" officeooo:rsid="0016c8ad" officeooo:paragraph-rsid="0016c8ad" style:font-size-asian="12pt" style:font-name-complex="Liberation Serif" style:font-size-complex="12pt"/>
    </style:style>
    <style:style style:name="P45" style:family="paragraph" style:parent-style-name="Standard" style:list-style-name="L7">
      <style:paragraph-properties fo:text-align="start" style:justify-single-word="false"/>
      <style:text-properties officeooo:rsid="000e9cb9" officeooo:paragraph-rsid="001012a8"/>
    </style:style>
    <style:style style:name="P46" style:family="paragraph" style:parent-style-name="Standard" style:list-style-name="L9">
      <style:paragraph-properties fo:text-align="start" style:justify-single-word="false"/>
      <style:text-properties officeooo:rsid="00159dc5" officeooo:paragraph-rsid="00159dc5"/>
    </style:style>
    <style:style style:name="P47" style:family="paragraph" style:parent-style-name="Standard" style:list-style-name="L13">
      <style:paragraph-properties fo:text-align="start" style:justify-single-word="false"/>
      <style:text-properties fo:color="#000000" loext:opacity="100%" style:font-name="Liberation Serif" fo:font-size="12pt" fo:font-weight="normal" officeooo:rsid="00161ecc" officeooo:paragraph-rsid="00161ecc" style:font-size-asian="12pt" style:font-weight-asian="normal" style:font-name-complex="Liberation Serif" style:font-size-complex="12pt" style:font-weight-complex="normal"/>
    </style:style>
    <style:style style:name="P48" style:family="paragraph" style:parent-style-name="Standard">
      <style:paragraph-properties fo:text-align="center" style:justify-single-word="false"/>
      <style:text-properties fo:font-size="16pt" fo:font-weight="normal" officeooo:rsid="001b5c14" officeooo:paragraph-rsid="001b5c14" style:font-size-asian="16pt" style:font-weight-asian="normal" style:font-size-complex="16pt" style:font-weight-complex="normal"/>
    </style:style>
    <style:style style:name="P49" style:family="paragraph" style:parent-style-name="Standard">
      <style:paragraph-properties fo:text-align="center" style:justify-single-word="false"/>
      <style:text-properties fo:font-size="16pt" officeooo:rsid="0009761c" officeooo:paragraph-rsid="0009761c" style:font-size-asian="16pt" style:font-size-complex="16pt"/>
    </style:style>
    <style:style style:name="P50" style:family="paragraph" style:parent-style-name="Standard">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P51" style:family="paragraph" style:parent-style-name="Standard" style:list-style-name="L18">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P53" style:family="paragraph" style:parent-style-name="Standard" style:list-style-name="L22">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P54" style:family="paragraph" style:parent-style-name="Standard" style:list-style-name="L23">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P55" style:family="paragraph" style:parent-style-name="Standard" style:list-style-name="L24">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P56" style:family="paragraph" style:parent-style-name="Standard" style:list-style-name="L25">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P57" style:family="paragraph" style:parent-style-name="Standard" style:list-style-name="L26">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P58" style:family="paragraph" style:parent-style-name="Standard" style:list-style-name="L27">
      <style:paragraph-properties fo:text-align="start" style:justify-single-word="false"/>
      <style:text-properties fo:font-size="12pt" fo:font-weight="normal" officeooo:rsid="001cee1e" officeooo:paragraph-rsid="001cee1e" style:font-size-asian="10.5pt" style:font-weight-asian="normal" style:font-size-complex="12pt" style:font-weight-complex="normal"/>
    </style:style>
    <style:style style:name="T1" style:family="text">
      <style:text-properties officeooo:rsid="0017f815"/>
    </style:style>
    <style:style style:name="T2" style:family="text">
      <style:text-properties officeooo:rsid="000b1000"/>
    </style:style>
    <style:style style:name="T3" style:family="text">
      <style:text-properties officeooo:rsid="000ca9e5"/>
    </style:style>
    <style:style style:name="T4" style:family="text">
      <style:text-properties fo:font-weight="normal" officeooo:rsid="000ca9e5" style:font-weight-asian="normal" style:font-weight-complex="normal"/>
    </style:style>
    <style:style style:name="T5" style:family="text">
      <style:text-properties fo:font-weight="normal" officeooo:rsid="000ddf5f" style:font-weight-asian="normal" style:font-weight-complex="normal"/>
    </style:style>
    <style:style style:name="T6" style:family="text">
      <style:text-properties fo:font-weight="normal" officeooo:rsid="001168fc" style:font-weight-asian="normal" style:font-weight-complex="normal"/>
    </style:style>
    <style:style style:name="T7" style:family="text">
      <style:text-properties fo:font-weight="normal" officeooo:rsid="0010b4de" style:font-weight-asian="normal" style:font-weight-complex="normal"/>
    </style:style>
    <style:style style:name="T8" style:family="text">
      <style:text-properties fo:font-weight="normal" officeooo:rsid="000e9cb9" style:font-weight-asian="normal" style:font-weight-complex="normal"/>
    </style:style>
    <style:style style:name="T9" style:family="text">
      <style:text-properties officeooo:rsid="001168fc"/>
    </style:style>
    <style:style style:name="T10" style:family="text">
      <style:text-properties officeooo:rsid="000ddf5f"/>
    </style:style>
    <style:style style:name="T11" style:family="text">
      <style:text-properties officeooo:rsid="0010b4de"/>
    </style:style>
    <style:style style:name="T12" style:family="text">
      <style:text-properties fo:color="#000000" loext:opacity="100%" style:font-name="Liberation Serif" fo:font-size="12pt" fo:font-weight="normal" officeooo:rsid="000e9cb9"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language="pl" fo:country="PL" fo:font-style="normal" fo:font-weight="normal" style:font-size-asian="12pt" style:font-size-complex="12pt"/>
    </style:style>
    <style:style style:name="T14" style:family="text">
      <style:text-properties fo:font-variant="normal" fo:text-transform="none" fo:color="#000000" loext:opacity="100%" style:font-name="Liberation Serif" fo:font-size="12pt" fo:letter-spacing="normal" fo:language="pl" fo:country="PL" fo:font-style="normal" fo:font-weight="normal" officeooo:rsid="000e9cb9" style:font-size-asian="12pt" style:font-size-complex="12pt"/>
    </style:style>
    <style:style style:name="T15" style:family="text">
      <style:text-properties fo:font-variant="normal" fo:text-transform="none" fo:color="#000000" loext:opacity="100%" style:font-name="Liberation Serif" fo:font-size="12pt" fo:letter-spacing="normal" fo:language="pl" fo:country="PL" fo:font-style="normal" fo:font-weight="normal" officeooo:rsid="001012a8" style:font-size-asian="12pt" style:font-size-complex="12pt"/>
    </style:style>
    <style:style style:name="T16" style:family="text">
      <style:text-properties fo:font-variant="normal" fo:text-transform="none" fo:color="#000000" loext:opacity="100%" style:font-name="Liberation Serif" fo:font-size="12pt" fo:letter-spacing="normal" fo:language="pl" fo:country="PL" fo:font-style="normal" fo:font-weight="normal" officeooo:rsid="00125def" style:font-size-asian="12pt" style:font-size-complex="12pt"/>
    </style:style>
    <style:style style:name="T17" style:family="text">
      <style:text-properties fo:font-variant="normal" fo:text-transform="none" fo:color="#000000" loext:opacity="100%" style:font-name="Liberation Serif" fo:font-size="12pt" fo:letter-spacing="normal" fo:language="pl" fo:country="PL" fo:font-style="normal" fo:font-weight="normal" style:font-size-asian="12pt" style:font-weight-asian="normal" style:font-size-complex="12pt" style:font-weight-complex="normal"/>
    </style:style>
    <style:style style:name="T18" style:family="text">
      <style:text-properties fo:font-variant="normal" fo:text-transform="none" fo:color="#000000" loext:opacity="100%" style:font-name="Liberation Serif" fo:font-size="12pt" fo:letter-spacing="normal" fo:language="pl" fo:country="PL" fo:font-style="normal" fo:font-weight="normal" officeooo:rsid="00161ecc" style:font-size-asian="12pt" style:font-weight-asian="normal" style:font-size-complex="12pt" style:font-weight-complex="normal"/>
    </style:style>
    <style:style style:name="T19" style:family="text">
      <style:text-properties fo:font-variant="normal" fo:text-transform="none" fo:color="#000000" loext:opacity="100%" style:font-name="Liberation Serif" fo:font-size="12pt" fo:letter-spacing="normal" fo:language="pl" fo:country="PL" fo:font-style="normal" fo:font-weight="normal" officeooo:rsid="0016c8ad" style:font-size-asian="12pt" style:font-weight-asian="normal" style:font-name-complex="Liberation Serif" style:font-size-complex="12pt" style:font-weight-complex="normal"/>
    </style:style>
    <style:style style:name="T20" style:family="text">
      <style:text-properties fo:font-variant="normal" fo:text-transform="none" fo:color="#000000" loext:opacity="100%" style:font-name="Liberation Serif" fo:font-size="12pt" fo:letter-spacing="normal" fo:language="pl" fo:country="PL" fo:font-style="normal" fo:font-weight="normal" style:font-size-asian="12pt" style:font-name-complex="Liberation Serif" style:font-size-complex="12pt"/>
    </style:style>
    <style:style style:name="T21" style:family="text">
      <style:text-properties fo:font-variant="normal" fo:text-transform="none" fo:color="#000000" loext:opacity="100%" style:font-name="Liberation Serif" fo:font-size="12pt" fo:letter-spacing="normal" fo:language="pl" fo:country="PL" fo:font-style="normal" style:font-size-asian="12pt" style:font-size-complex="12pt"/>
    </style:style>
    <style:style style:name="T22" style:family="text">
      <style:text-properties fo:font-variant="normal" fo:text-transform="none" fo:color="#000000" loext:opacity="100%" style:font-name="Liberation Serif" fo:font-size="12pt" fo:letter-spacing="normal" fo:language="pl" fo:country="PL" fo:font-style="normal" officeooo:rsid="00125def" style:font-size-asian="12pt" style:font-size-complex="12pt"/>
    </style:style>
    <style:style style:name="T23" style:family="text">
      <style:text-properties fo:font-variant="normal" fo:text-transform="none" fo:color="#000000" loext:opacity="100%" style:font-name="Liberation Serif" fo:font-size="12pt" fo:letter-spacing="normal" fo:language="pl" fo:country="PL" fo:font-style="normal" officeooo:rsid="00159dc5" style:font-size-asian="12pt" style:font-size-complex="12pt"/>
    </style:style>
    <style:style style:name="T24" style:family="text">
      <style:text-properties fo:font-variant="normal" fo:text-transform="none" fo:color="#000000" loext:opacity="100%" style:font-name="Liberation Serif" fo:font-size="12pt" fo:letter-spacing="normal" fo:language="pl" fo:country="PL" fo:font-style="normal" officeooo:rsid="0016c8ad" style:font-size-asian="12pt" style:font-size-complex="12pt"/>
    </style:style>
    <style:style style:name="T25" style:family="text">
      <style:text-properties fo:font-variant="normal" fo:text-transform="none" fo:color="#000000" loext:opacity="100%" style:font-name="Liberation Serif" fo:font-size="12pt" fo:letter-spacing="normal" fo:language="pl" fo:country="PL" fo:font-style="normal" style:font-size-asian="12pt" style:font-name-complex="Liberation Serif" style:font-size-complex="12pt"/>
    </style:style>
    <style:style style:name="T26" style:family="text">
      <style:text-properties fo:font-variant="normal" fo:text-transform="none" fo:color="#000000" loext:opacity="100%" style:font-name="Liberation Serif" fo:font-size="12pt" fo:letter-spacing="normal" fo:language="pl" fo:country="PL" fo:font-style="normal" style:font-size-asian="12pt" style:font-name-complex="Liberation Serif" style:font-size-complex="12pt" style:font-style-complex="normal" style:font-weight-complex="normal"/>
    </style:style>
    <style:style style:name="T27" style:family="text">
      <style:text-properties fo:font-variant="normal" fo:text-transform="none" fo:letter-spacing="normal" fo:language="pl" fo:country="PL" fo:font-style="normal"/>
    </style:style>
    <style:style style:name="T28" style:family="text">
      <style:text-properties fo:font-variant="normal" fo:text-transform="none" fo:letter-spacing="normal" fo:language="pl" fo:country="PL" fo:font-style="normal" officeooo:rsid="0016c8ad"/>
    </style:style>
    <style:style style:name="T29"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RRL Couple Meeting Prototype Dialogue</text:p>
      <text:p text:style-name="P1"/>
      <text:p text:style-name="P2">M: Magdalena</text:p>
      <text:p text:style-name="P2">L: Lekshmy</text:p>
      <text:p text:style-name="P2"/>
      <text:p text:style-name="P3">M: *Thinking* Alright, Tabitha said that she’d be here at the park waiting on a bench. <text:s/>Can’t imagine there will be too many cute, short, Indian girls hanging around, but she also knows to look for the tall, goth Polish girl, so I imagine this will be an easy find.</text:p>
      <text:p text:style-name="P3"/>
      <text:p text:style-name="P3">[Maddie walks up to an Indian girl on a bench who instantly lights up]</text:p>
      <text:p text:style-name="P3"/>
      <text:p text:style-name="P2">L: Hi there! <text:s/>It’s so nice to meet you. <text:s/>I know it’s a bit awkward having Tabitha setting us up on a blind date, but I’m really glad that you showed up. <text:s/>My name is Ananthalekshmy, but you can call me Lekshmy if that’s easier for you. <text:s/><text:span text:style-name="T1">She said your name was Maddie, right?</text:span></text:p>
      <text:p text:style-name="P2"/>
      <text:p text:style-name="P4">MAZE</text:p>
      <text:list text:style-name="L1">
        <text:list-item>
          <text:p text:style-name="P20">It’s so nice to meet you too! <text:s text:c="2"/>My name is <text:span text:style-name="T2">Magdalena, </text:span><text:span text:style-name="T3">but </text:span><text:span text:style-name="T1">yeah everyone calls me Maddie.</text:span> <text:s/>I’ve really been looking forward to this.</text:p>
        </text:list-item>
        <text:list-item>
          <text:p text:style-name="P21">Yup, that’s me.</text:p>
        </text:list-item>
        <text:list-item>
          <text:p text:style-name="P20">Don’t worry, you’ll be screaming my name soon enough. <text:s/><text:span text:style-name="T3">Maddie. <text:s/>You’ll be shouting “Maddie.”</text:span></text:p>
        </text:list-item>
      </text:list>
      <text:list text:style-name="L2">
        <text:list-item>
          <text:list>
            <text:list-item>
              <text:p text:style-name="P22">L: <text:s/>Oh! <text:s/>Erm, yeah I guess if I’m looking around for you it might be nice to yell it out. <text:s/>Heh. </text:p>
            </text:list-item>
          </text:list>
        </text:list-item>
      </text:list>
      <text:p text:style-name="P6"/>
      <text:p text:style-name="P7">L: Well it’s so nice to meet you, <text:span text:style-name="T3">Maddie. <text:s/>I haven’t gotten out in a while and really met anyone new, let alone </text:span><text:span text:style-name="T9">gone on </text:span><text:span text:style-name="T3">a date. <text:s/>I feel like meeting people in the city has been pretty tough. <text:s/>I’m from a small town where everyone knew each other, and while it wasn’t always great having everyone in your business, at least you never felt alone. <text:s/></text:span></text:p>
      <text:p text:style-name="P8">L: <text:s/>But look at me yapping on and on! <text:s/>I’m a bit of a talker, so sorry if I’m not letting you speak enough. <text:s/>Tell me about yourself! <text:s/>What do you like to do in your free time?</text:p>
      <text:p text:style-name="P8"/>
      <text:p text:style-name="P5">MAZE</text:p>
      <text:list xml:id="list22546125" text:style-name="L3">
        <text:list-item>
          <text:p text:style-name="P23">Start conversation about living in the city and the art that you draw</text:p>
        </text:list-item>
      </text:list>
      <text:list text:style-name="L4">
        <text:list-item>
          <text:list>
            <text:list-item>
              <text:p text:style-name="P28"><text:span text:style-name="T5">M: </text:span><text:span text:style-name="T4">Oh it’s no problem at all! <text:s/>I like listening to you talk. <text:s/>And yeah, I completely understand. <text:s/>It can be tough feeling like your surrounded by millions of people, while simultaneously feeling like everyone around you knows wha</text:span><text:span text:style-name="T5">t they’re doing and having it all figured out, and it makes it that much harder to truly reach out. <text:s/></text:span><text:span text:style-name="T6">I’m g</text:span><text:span text:style-name="T5">lad Tabitha helped us both out though. Otherwise, I really like drawing and animation, and making cool art with friends over the internet. <text:s/>It’s really fulfilling work.</text:span></text:p>
            </text:list-item>
            <text:list-item>
              <text:p text:style-name="P24">L: <text:s/>That’s so cool! <text:s/>I always wanted to get more into art, but I’m not much of a painter. <text:s/>I’d love to take a look sometime if that’d be ok with you.</text:p>
            </text:list-item>
            <text:list-item>
              <text:p text:style-name="P24">M: <text:s/>Of course!</text:p>
            </text:list-item>
          </text:list>
        </text:list-item>
      </text:list>
      <text:list xml:id="list193702678116960" text:continue-list="list22546125" text:style-name="L3">
        <text:list-item>
          <text:p text:style-name="P23">Start conversation about a few basic things you like to do</text:p>
        </text:list-item>
      </text:list>
      <text:list text:style-name="L5">
        <text:list-item>
          <text:list>
            <text:list-item>
              <text:p text:style-name="P29"><text:span text:style-name="T5">M: </text:span><text:span text:style-name="T7">Well, I do love going the movies. <text:s/>I do art now, but I studied film in college and really like watching </text:span><text:span text:style-name="T6">movies and gaming youtuber videos with my friends.</text:span></text:p>
            </text:list-item>
            <text:list-item>
              <text:p text:style-name="P25">L: Oh I really like video games too!</text:p>
            </text:list-item>
            <text:list-item>
              <text:p text:style-name="P25">M: You would, you’re in one right now.</text:p>
            </text:list-item>
            <text:list-item>
              <text:p text:style-name="P25">L: I’M WHAT</text:p>
            </text:list-item>
          </text:list>
        </text:list-item>
      </text:list>
      <text:list xml:id="list193702642232270" text:continue-list="list193702678116960" text:style-name="L3">
        <text:list-item>
          <text:p text:style-name="P23">Start brief conversation on how you don’t do too much and just hang around</text:p>
        </text:list-item>
      </text:list>
      <text:list text:style-name="L6">
        <text:list-item>
          <text:list>
            <text:list-item>
              <text:p text:style-name="P30"><text:soft-page-break/><text:span text:style-name="T10">M: </text:span><text:span text:style-name="T11">Nothing super interesting. <text:s/>I like going to the movies or just wandering around the city. I’ve been here most my life, so I’m pretty used to the feeling. <text:s/>Not the most pleasant at first, but you get used to it. <text:s/>Hope you figure it out soon enough.</text:span></text:p>
            </text:list-item>
            <text:list-item>
              <text:p text:style-name="P33">L: Thanks.</text:p>
            </text:list-item>
          </text:list>
        </text:list-item>
      </text:list>
      <text:list xml:id="list193702363294765" text:continue-list="list193702642232270" text:style-name="L3">
        <text:list-item>
          <text:p text:style-name="P23">Go on full diatribe about Bitcoin and the underlying technology and how you’re going to be rich one day</text:p>
        </text:list-item>
      </text:list>
      <text:list text:style-name="L7">
        <text:list-item>
          <text:list>
            <text:list-item>
              <text:p text:style-name="P31"><text:span text:style-name="T5">M: Personally, I’m about that grind. <text:s/>There’s two types of people: losers, and people who think they’re not, when they really are. <text:s/>Then there’s me, a born winner. <text:s/>As we speak I’m knee deep in making my own crypto coin that is going to revolutionize commerce as we know it. Say goodbye to Ether</text:span><text:span text:style-name="T7">e</text:span><text:span text:style-name="T5">um, say “au rev</text:span><text:span text:style-name="T7">oi</text:span><text:span text:style-name="T5">r” </text:span><text:span text:style-name="T8">to DOGE Coin, but say</text:span><text:bookmark text:name="tw-target-text"/><text:span text:style-name="T12"> </text:span><text:span text:style-name="T13">Cześć </text:span><text:span text:style-name="T14">to PollackCoin. <text:s/>People like to make fun of bitcoin, but it’s just because they don’t understand the underlying technology that makes it all possible. </text:span></text:p>
            </text:list-item>
            <text:list-item>
              <text:p text:style-name="P34">L: Yeah I’m not really int-</text:p>
            </text:list-item>
            <text:list-item>
              <text:p text:style-name="P45"><text:span text:style-name="T15">M: </text:span><text:span text:style-name="T13">The way that bitcoin works is through something called „blockchain” which means that all transactions are tracked through a unique hash that is also linked to the previously hashed block</text:span><text:span text:style-name="T15">s</text:span><text:span text:style-name="T13"> that are all broadcasted to the network and shared across all computers. <text:s/></text:span><text:span text:style-name="T15">The guenius of this technology means that only the smartest people across the globe can invest in things like PollackCoin, and allow even geniuser people like me to make millions. Maybe if you’re lucky I’ll invite you to the Cayman Islands for a little getaway.</text:span></text:p>
            </text:list-item>
            <text:list-item>
              <text:p text:style-name="P35">L: <text:s/>Hmm, I think I’m actually busy that weekend. </text:p>
            </text:list-item>
          </text:list>
        </text:list-item>
      </text:list>
      <text:p text:style-name="P9"><text:span text:style-name="T15">L: </text:span><text:span text:style-name="T13">Well I appreciate you sharing that with me. <text:s/>I always love learning about people’s interests. <text:s/></text:span><text:span text:style-name="T16">Even though it’s nice to have the same intersets as someone, honestly I care much more about someone being passionate. <text:s/>It doesn’t have to be waht I’m passionate about, as long as it’s something. <text:s/>If I’m dating outside of India I’m not expecting anybody to be able to quote Ohm Shanty Ohm to me, but even just putting in the effort to relate is more than enough. <text:s/>Is there anything in particular that you’re looking for in a partner?</text:span></text:p>
      <text:p text:style-name="P11"/>
      <text:p text:style-name="P16">MAZE</text:p>
      <text:list xml:id="list3903287001" text:style-name="L8">
        <text:list-item>
          <text:p text:style-name="P36">M: I’m definitely looking for something more serious. I’m all for having fun, but I do take the word „partner” quite literally and want someone that I can truly share my life with.</text:p>
        </text:list-item>
      </text:list>
      <text:list text:style-name="L9">
        <text:list-item>
          <text:p text:style-name="P46"><text:span text:style-name="T22">L: </text:span><text:span text:style-name="T21">Well, nobody knows the future for sure, but I suppose I wouldn’t mind spending a bit more time figuring it out with you.</text:span></text:p>
        </text:list-item>
      </text:list>
      <text:list xml:id="list193702583072541" text:continue-list="list3903287001" text:style-name="L8">
        <text:list-item>
          <text:p text:style-name="P26"><text:span text:style-name="T23">M: </text:span><text:span text:style-name="T21">I’m not sure honestly. <text:s/>I think I’m just here to have some fun and see what happens. <text:s/>If it turns into something serious great, but if it just lasts for a few days then that’s great too. </text:span></text:p>
        </text:list-item>
      </text:list>
      <text:list text:style-name="L10">
        <text:list-item>
          <text:p text:style-name="P37">L: That’s understandable! <text:s/>I do feel like I know what I want, but I also know that nothing in life is for certain, so taking it one day at a time is a good effort.</text:p>
        </text:list-item>
      </text:list>
      <text:list xml:id="list193703007571317" text:continue-list="list193702583072541" text:style-name="L8">
        <text:list-item>
          <text:p text:style-name="P26"><text:span text:style-name="T23">M: </text:span><text:span text:style-name="T21">I’m not really looking for anything serious. <text:s/>You seem like someone who’s really nice and fun to talk to, but I also haven’t got laid in a while and that’s not a low priority for me.</text:span></text:p>
        </text:list-item>
      </text:list>
      <text:list text:style-name="L11">
        <text:list-item>
          <text:p text:style-name="P38">L: Well, I’m not exactly sure you and I are looking for the same thing. <text:s/>Maybe we can talk a bit more about it, but if you need something else out of a partner I fully understand.</text:p>
        </text:list-item>
      </text:list>
      <text:list xml:id="list193702586902812" text:continue-list="list193703007571317" text:style-name="L8">
        <text:list-item>
          <text:p text:style-name="P26"><text:span text:style-name="T23">M: </text:span><text:span text:style-name="T21">I’m just here to fuck around and find out. <text:s/>Except in this scenario you can call me „around” and the thing you’re finding is my vagina. <text:s/>I’m so sorry I just wrote this out.</text:span></text:p>
        </text:list-item>
      </text:list>
      <text:list text:style-name="L12">
        <text:list-item>
          <text:p text:style-name="P39">L: <text:s/>Jesus Christ dude, you really can’t read the room.</text:p>
        </text:list-item>
      </text:list>
      <text:list xml:id="list193703666419982" text:continue-list="list193702586902812" text:style-name="L8">
        <text:list-header>
          <text:p text:style-name="P36"/>
        </text:list-header>
      </text:list>
      <text:p text:style-name="P17">Note: <text:s/>If you have gotten too many bad answers at this point then Lekshmy will call off the date.</text:p>
      <text:p text:style-name="P17"/>
      <text:p text:style-name="P12"/>
      <text:p text:style-name="P10"><text:span text:style-name="T17">L: </text:span><text:span text:style-name="T18">But yeah, it was really nice of Tabitha to do this for us. <text:s/>She’s been mentioning it for such a long time, and I kept saying no either becuase I was busy or shy, and finally she just forced me into this, </text:span><text:soft-page-break/><text:span text:style-name="T18">which I honestly am pretty thankful for. <text:s/>She told me a lot of interesting things about you that really made me look forward to today. <text:s/>It also helps that she told me that she also told you a lot of stuff about me as well. <text:s/>Sometimes it can be a bit tough when you don’t know anything about the other person, but the fact I already know things like that you only have one brother, that you’re from Kodz, you get along with your mom, and stuff like that already meant that I could have a mental image of you in my head. <text:s/>If you don’t mind me asking, what was it about me that Tabitha brought up that made you think that we’d potentially be a fit?</text:span></text:p>
      <text:p text:style-name="P3"><text:span text:style-name="T18">M: </text:span><text:span text:style-name="T17">*Thinking* Oh god, that was like a week and a half ago, how the hell am I supposed to remember everything she said? <text:s/>I’m sure I can dredge up something though...</text:span></text:p>
      <text:p text:style-name="P13"/>
      <text:p text:style-name="P18">Memory Game – A Bunch of Tiles for things like Family, Upbringing, Etc. And You’re Scored Based On Amount of Tiles Matched</text:p>
      <text:list xml:id="list1410948812" text:style-name="L13">
        <text:list-item>
          <text:p text:style-name="P40">M: Oh my gosh, everything about you is so fascinating. <text:s/>You moving all the way from Kerala on your own, dealing with all the culture shock, having to hide parts of your life from your parents, it was really all interesting to hear. <text:s/>I’m not really into Americans too much, so having someeone who is also far away from their home just let me know that this would be an easy match.</text:p>
        </text:list-item>
      </text:list>
      <text:list text:style-name="L14">
        <text:list-item>
          <text:p text:style-name="P27"><text:span text:style-name="T21">L: Oh wow you really were listening! <text:s/>Makes me so happy to hear that you are already so accepting of </text:span><text:span text:style-name="T24">all these different things about me, even though we’ve only known each other for a few minutes.</text:span></text:p>
        </text:list-item>
      </text:list>
      <text:list xml:id="list193702304409513" text:continue-list="list1410948812" text:style-name="L13">
        <text:list-item>
          <text:p text:style-name="P47"><text:span text:style-name="T27">M: </text:span><text:span text:style-name="T28">Um, well I know you’re from India (obviously) and you and I both only have one sibling, so that stuff is pretty cool. <text:s/>Same with me?</text:span></text:p>
        </text:list-item>
      </text:list>
      <text:list text:style-name="L15">
        <text:list-item>
          <text:p text:style-name="P32"><text:span text:style-name="T19">L: <text:s/>Really? <text:s/></text:span><text:span text:style-name="T26">ഒരു നിമിഷം</text:span><text:span text:style-name="T20">, </text:span><text:span text:style-name="T26">നീ യഥാർത്ഥത്തിൽ ഇന്ത്യയിൽ നിന്നാണോ</text:span><text:span text:style-name="T20">?</text:span><text:span text:style-name="T25"> </text:span></text:p>
        </text:list-item>
        <text:list-item>
          <text:p text:style-name="P44">M: <text:s/>I literally do not have a single fucking clue what just happened.</text:p>
        </text:list-item>
        <text:list-item>
          <text:p text:style-name="P44">L: <text:s/>Oh, you said you too! <text:s/>You’ve been to India?</text:p>
        </text:list-item>
        <text:list-item>
          <text:p text:style-name="P44">M: Oh, I just meant I also only have one brother. <text:s/>I have no clue what you said.</text:p>
        </text:list-item>
        <text:list-item>
          <text:p text:style-name="P44">L: <text:s/>Oh, sorry, I just got a little excited.</text:p>
        </text:list-item>
      </text:list>
      <text:list xml:id="list193704364518111" text:continue-list="list193702304409513" text:style-name="L13">
        <text:list-item>
          <text:p text:style-name="P41">M: Ummmmm, well I really like Kumail Nanjiani. <text:s/>He’s Indian right?</text:p>
        </text:list-item>
      </text:list>
      <text:list text:style-name="L16">
        <text:list-item>
          <text:p text:style-name="P42">L: <text:s/>He’s from Pakistan</text:p>
        </text:list-item>
        <text:list-item>
          <text:p text:style-name="P42">M: <text:s/>……. which is ….</text:p>
        </text:list-item>
        <text:list-item>
          <text:p text:style-name="P42">L: Not India</text:p>
        </text:list-item>
        <text:list-item>
          <text:p text:style-name="P42">M: Got it. </text:p>
        </text:list-item>
        <text:list-item>
          <text:p text:style-name="P42">L: <text:s/>Do you remember anything she said?</text:p>
        </text:list-item>
        <text:list-item>
          <text:p text:style-name="P42">M: No.</text:p>
        </text:list-item>
        <text:list-item>
          <text:p text:style-name="P42">L: Got it.</text:p>
        </text:list-item>
      </text:list>
      <text:p text:style-name="P14"/>
      <text:p text:style-name="P15">L: Alright, I think it’s starting to get a little bit late. <text:s/>Have to wake up at 6:30am tomorrow for work.</text:p>
      <text:p text:style-name="P19">Depending on How The Date Has Gone</text:p>
      <text:list text:style-name="L17">
        <text:list-item>
          <text:p text:style-name="P43">I had so much fun getting to know you though! <text:s/>If it’s alright with you I’d really like to see you again. <text:s/>I was really nervous in the beginning, but I already feel so comfortable around you, and would really like to explore this some more. <text:s/>Please call me when you get the chance. <text:s/>Bye!</text:p>
        </text:list-item>
        <text:list-item>
          <text:p text:style-name="P43">I had a really nice time. <text:s/>I think I should be free again sometime next week or so if you maybe want to go out again? <text:s/>Feel like there’s still a lot to learn about each other, so if you have the time just send me a text! <text:s/>Hope you have a nice night. <text:s/>Bye.</text:p>
        </text:list-item>
        <text:list-item>
          <text:p text:style-name="P43">It was nice meeting you, but I’m not sure that this is going to work out between us. <text:s/>It was nice for Tabitha to set us up, but I think you and I are looking for different things. <text:s/>I hope you find what you’re looking for.</text:p>
        </text:list-item>
        <text:list-item>
          <text:p text:style-name="P43">Yeah, I don’t think is is a good match for us. <text:s/>If you wouldn’t mind deleting my number I would appreciate it. <text:s/>Bye.</text:p>
        </text:list-item>
      </text:list>
      <text:p text:style-name="P19"><text:soft-page-break/></text:p>
      <text:p text:style-name="P11"><text:tab/></text:p>
      <text:p text:style-name="P48">Boss Battle Dialogue Prototype</text:p>
      <text:p text:style-name="P50">M: Oh my gosh this food is so good. <text:s/>I can’t believe I’ve never had biryani before. <text:s/></text:p>
      <text:p text:style-name="P50">L: I can’t believe you’ve never had it either! <text:s/>How is you’ve never even heard of it?</text:p>
      <text:p text:style-name="P50">M: I guess living in Poland all my life didn’t exactly open me up to all the South Asian delicacies! <text:s/>I mean, have you ever had pierogi?</text:p>
      <text:p text:style-name="P50">L: What’s that?</text:p>
      <text:p text:style-name="P50">M: Hoo boy, it looks like we both have a whole lot of cultural exchange we need to help each other with. </text:p>
      <text:p text:style-name="P50">L: <text:s/>Sounds good to me! <text:s/>But my payment is taking an extra spoonful of your food. *Giggles while taking a big bite of Maddie’s food*</text:p>
      <text:p text:style-name="P50">M: <text:s/>Oh my gosh, you’re such a <text:span text:style-name="T29">monster.</text:span></text:p>
      <text:p text:style-name="P50">L: What?</text:p>
      <text:p text:style-name="P50">M: You took my food you monster!</text:p>
      <text:p text:style-name="P50">L: Ok.</text:p>
      <text:p text:style-name="P50">M: ...</text:p>
      <text:p text:style-name="P50">L: ...</text:p>
      <text:p text:style-name="P50">M: You alright?</text:p>
      <text:p text:style-name="P50">L: Mmmhmm.</text:p>
      <text:p text:style-name="P50"/>
      <text:p text:style-name="P50">[Spawn a maze]</text:p>
      <text:list xml:id="list279724245" text:style-name="L18">
        <text:list-item>
          <text:p text:style-name="P51"/>
          <text:list>
            <text:list-item>
              <text:p text:style-name="P51">M: You alright? <text:s/>It seems like you want to talk about something?</text:p>
            </text:list-item>
            <text:list-item>
              <text:p text:style-name="P51">L: Nope. Everything is fine.</text:p>
            </text:list-item>
            <text:list-item>
              <text:p text:style-name="P51">M: <text:s/>You know you can talk to me right?</text:p>
            </text:list-item>
          </text:list>
        </text:list-item>
        <text:list-item>
          <text:p text:style-name="P51"/>
          <text:list>
            <text:list-item>
              <text:p text:style-name="P51">M: *Go silent*</text:p>
            </text:list-item>
            <text:list-item>
              <text:p text:style-name="P51">L: So you don’t even want to talk to me? <text:s/>Just going to ignore me while I’m upset?</text:p>
            </text:list-item>
          </text:list>
        </text:list-item>
        <text:list-item>
          <text:p text:style-name="P51"/>
          <text:list>
            <text:list-item>
              <text:p text:style-name="P51">M: *Start making growling noises and trying to sound like a monster*</text:p>
            </text:list-item>
            <text:list-item>
              <text:p text:style-name="P51">L: Are you fucking kidding me, dude?</text:p>
            </text:list-item>
          </text:list>
        </text:list-item>
      </text:list>
      <text:p text:style-name="P50">L: I’m just a little surprised that you would call me a monster. <text:s/>Probably not the best way to treat your girlfriend.</text:p>
      <text:p text:style-name="P50"/>
      <text:p text:style-name="P50">[Spawn a maze that’s shaking]</text:p>
      <text:list text:style-name="L21">
        <text:list-item>
          <text:p text:style-name="P52"/>
          <text:list>
            <text:list-item>
              <text:p text:style-name="P52">M: I’m really sorry that I hurt your feelings. <text:s/>I thought that we were just joking around and having fun, but if I read the room wrong then I apologize.</text:p>
            </text:list-item>
          </text:list>
        </text:list-item>
        <text:list-item>
          <text:p text:style-name="P52">Medium Response</text:p>
          <text:list>
            <text:list-item>
              <text:p text:style-name="P52">M: I was obviously joking. <text:s/>Do you think that I actually consider you a monster? <text:s/></text:p>
            </text:list-item>
          </text:list>
        </text:list-item>
        <text:list-item>
          <text:p text:style-name="P52">Hostile Response</text:p>
          <text:list>
            <text:list-item>
              <text:p text:style-name="P52">M: You need to relax. <text:s/>We were joking around. <text:s/>You’re crazy if you think I consider you a monster.</text:p>
            </text:list-item>
            <text:list-item>
              <text:p text:style-name="P52">L: Oh, so I’m crazy now?</text:p>
            </text:list-item>
          </text:list>
        </text:list-item>
      </text:list>
      <text:p text:style-name="P50">L: I just wish you would take things a bit more seriously. <text:s/>It’s nice to joke around a bit, but you calling me names just because I take some food is uncalled for.</text:p>
      <text:p text:style-name="P50">M: I thought you liked it when we joked around!</text:p>
      <text:p text:style-name="P50"><text:soft-page-break/>L: Always? <text:s/>You think I want joke all the time and never our lives seriously?</text:p>
      <text:p text:style-name="P50">[NEW FEATURE: Fake Mazes. <text:s/>Maze spawns in, but is completed after a couple seconds making it impossible to finish]</text:p>
      <text:p text:style-name="P50">[Fake Maze spawns in]</text:p>
      <text:list text:style-name="L22">
        <text:list-item>
          <text:p text:style-name="P53">Heartfelt response</text:p>
        </text:list-item>
        <text:list-item>
          <text:p text:style-name="P53">Defensive Response</text:p>
        </text:list-item>
        <text:list-item>
          <text:p text:style-name="P53">Still deciding to make monster noises</text:p>
        </text:list-item>
      </text:list>
      <text:p text:style-name="P50">L: I mean, a <text:span text:style-name="T29">monster</text:span>? <text:s/>A fucking <text:span text:style-name="T29">monster?</text:span> <text:s/>Is that what I come off like? <text:s/>Is your food that precious?</text:p>
      <text:p text:style-name="P50">[Fake Maze spawns in]</text:p>
      <text:list text:style-name="L23">
        <text:list-item>
          <text:p text:style-name="P54">I have a feeling that you’re not going to answer this in time</text:p>
        </text:list-item>
        <text:list-item>
          <text:p text:style-name="P54">I have a feeling that you’re not going to answer this in time</text:p>
        </text:list-item>
        <text:list-item>
          <text:p text:style-name="P54">I have a feeling that you’re not going to answer this in time</text:p>
        </text:list-item>
      </text:list>
      <text:p text:style-name="P50">L: <text:s/>Are you really not going to say anything right now? <text:s/>Are you ignoring me? <text:s/></text:p>
      <text:p text:style-name="P50">[Real Maze spawns in]</text:p>
      <text:list text:style-name="L24">
        <text:list-item>
          <text:p text:style-name="P55">Good response</text:p>
          <text:list>
            <text:list-item>
              <text:p text:style-name="P55">I am so sorry that I hurt your feelings. <text:s/>I genuinely did not mean what I said. <text:s/>It was a joke, but a bad one. <text:s/>I’m sorry.</text:p>
            </text:list-item>
          </text:list>
        </text:list-item>
        <text:list-item>
          <text:p text:style-name="P55">Medium Response</text:p>
          <text:list>
            <text:list-item>
              <text:p text:style-name="P55">Listen, I was just joking. <text:s/>Calling someone a monster for eating food doesn’t even make sense; <text:s/>I didn’t mean it.</text:p>
            </text:list-item>
          </text:list>
        </text:list-item>
        <text:list-item>
          <text:p text:style-name="P55">Good luck with this one</text:p>
          <text:list>
            <text:list-item>
              <text:p text:style-name="P55">I’m not sure if you just started your period, but you really need to calm down. <text:s/>I didn’t do anything wrong. <text:s/>Am I going to have to deal with this for every joke I make?</text:p>
            </text:list-item>
          </text:list>
        </text:list-item>
      </text:list>
      <text:p text:style-name="P50">L: Maybe it’s just a cultural difference, but in India calling someone a monster is always an insult. <text:s/>We don’t joke around with words like that. <text:s/>Whether or not you meant it, it was hurtful to me.</text:p>
      <text:p text:style-name="P50"/>
      <text:p text:style-name="P50">[Real Maze, Starting to get easier and easier over time]</text:p>
      <text:list xml:id="list3159920535" text:style-name="L25">
        <text:list-item>
          <text:p text:style-name="P56">Good response</text:p>
          <text:list>
            <text:list-item>
              <text:p text:style-name="P56">M: I honestly didn’t know that. <text:s/>If I knew that beforehand then I would have never said it. <text:s/>I promise I’ll never say that again</text:p>
            </text:list-item>
          </text:list>
        </text:list-item>
        <text:list-item>
          <text:p text:style-name="P56">Defensive Response</text:p>
          <text:list>
            <text:list-item>
              <text:p text:style-name="P56">M: Well I didn’t know that! <text:s/>I’m sorry ok? </text:p>
            </text:list-item>
          </text:list>
        </text:list-item>
        <text:list-item>
          <text:p text:style-name="P56">Aggressive Response</text:p>
          <text:list>
            <text:list-item>
              <text:p text:style-name="P56">M: Well look around. <text:s/>We’re not in India. <text:s/>I’m not in Poland either, so we have to get used to some cultural differences and move on.</text:p>
            </text:list-item>
            <text:list-item>
              <text:p text:style-name="P56">L: <text:s/>I hope you’re getting the sass you have in you out now because if you think you’re going to talk to me like this again, you’re mistaken.</text:p>
            </text:list-item>
            <text:list-item>
              <text:p text:style-name="P56">M: Sorry.</text:p>
            </text:list-item>
          </text:list>
        </text:list-item>
      </text:list>
      <text:p text:style-name="P50">L: *crying* I just don’t want you to call me that. <text:s/>I love you and it hurts so much when you call me that!</text:p>
      <text:p text:style-name="P50"/>
      <text:p text:style-name="P50">[Fake Maze]</text:p>
      <text:p text:style-name="P50"/>
      <text:p text:style-name="P50">L: *crying* I know I can be sensitive about these things, but I don’t want to be called hurtful names, whether you mean it or not.</text:p>
      <text:p text:style-name="P50"/>
      <text:p text:style-name="P50">L: *crying* I care about you so much, and it breaks my heart when you think I’m a monster!</text:p>
      <text:p text:style-name="P50">[Real Maze]</text:p>
      <text:list xml:id="list527738521" text:style-name="L26">
        <text:list-item>
          <text:p text:style-name="P57">Good response</text:p>
          <text:list>
            <text:list-item>
              <text:p text:style-name="P57"><text:soft-page-break/>M: I just want to make sure we’re on the same page here: I didn’t actually mean it. <text:s/>You know that right?</text:p>
            </text:list-item>
            <text:list-item>
              <text:p text:style-name="P57">L: *crying* yeah</text:p>
            </text:list-item>
          </text:list>
        </text:list-item>
        <text:list-item>
          <text:p text:style-name="P57">Medium response</text:p>
          <text:list>
            <text:list-item>
              <text:p text:style-name="P57">M: I thought we just went over this? <text:s/>I didn’t actually mean it. <text:s/>You’re not a monster. <text:s/>I need you to move on from this.</text:p>
            </text:list-item>
            <text:list-item>
              <text:p text:style-name="P57">L: *Crying* Ok</text:p>
            </text:list-item>
          </text:list>
        </text:list-item>
        <text:list-item>
          <text:p text:style-name="P57">Bad Response</text:p>
          <text:list>
            <text:list-item>
              <text:p text:style-name="P57">M: I didn’t mean it! <text:s/>Why are you saying that I meant it again? <text:s/>Are you even listening to me?</text:p>
            </text:list-item>
            <text:list-item>
              <text:p text:style-name="P57">L: *Crying* Why are you getting mad at me? <text:s/>I thought we were moving forward!</text:p>
            </text:list-item>
          </text:list>
        </text:list-item>
      </text:list>
      <text:p text:style-name="P50">L: *Crying* So... you don’t think I’m a monster?</text:p>
      <text:p text:style-name="P50">[Maze]</text:p>
      <text:list text:style-name="L27">
        <text:list-item>
          <text:p text:style-name="P58">Good response</text:p>
          <text:list>
            <text:list-item>
              <text:p text:style-name="P58">M: Of course not! I’m sorry I made you feel that way, but I promise I think you’re amazing</text:p>
            </text:list-item>
          </text:list>
        </text:list-item>
        <text:list-item>
          <text:p text:style-name="P58">Medium reponse</text:p>
          <text:list>
            <text:list-item>
              <text:p text:style-name="P58">M: *Sighing* <text:s/>No, Lekshmy. <text:s/>I don’t. <text:s/>I told you before. <text:s/>I don’t think you’re a monster</text:p>
            </text:list-item>
          </text:list>
        </text:list-item>
        <text:list-item>
          <text:p text:style-name="P58">Bad response</text:p>
          <text:list>
            <text:list-item>
              <text:p text:style-name="P58">M: Were you listening to anything I said? <text:s/>I’m I talking to a wall? <text:s/>Is there any point in even answering you?<text:line-break/>L: *crying* So you do think so?</text:p>
            </text:list-item>
            <text:list-item>
              <text:p text:style-name="P58">M: <text:span text:style-name="T29">Jesus Christ, </text:span>no I don’t think you’re a monster</text:p>
            </text:list-item>
          </text:list>
        </text:list-item>
      </text:list>
      <text:p text:style-name="P50"/>
      <text:p text:style-name="P50">L*Stopping crying* Ok, I’m sorry if I’m being too sensitive. <text:s/>I promise I’ll never eat your food again like that.</text:p>
      <text:p text:style-name="P50">M: It’s not a big deal! <text:s/>You can eat my food if you want.</text:p>
      <text:p text:style-name="P50">L: *Starting to Cry again*</text:p>
      <text:p text:style-name="P50">M: (Under breath) Jesus Christ</text:p>
      <text:p text:style-name="P50">L: *Crying* Ok, I appreciate that! <text:s/>I love you!</text:p>
      <text:p text:style-name="P50">M: I love you too!</text:p>
      <text:p text:style-name="P50">L: ...</text:p>
      <text:p text:style-name="P50">M ...</text:p>
      <text:p text:style-name="P50">L: Please never say that again.</text:p>
      <text:p text:style-name="P50">M: There is 0 chance I’ll ever use that word again. <text:s/>Don’t worry.</text:p>
      <text:p text:style-name="P50"/>
      <text:p text:style-name="P50">[If at any time health goes below 0]</text:p>
      <text:p text:style-name="P50">L: *Crying* You know what? This isn’t working. <text:s/>I don’t deserve to be treated this way. <text:s/>I think you need to leav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4T20:23:14.517000000</meta:creation-date>
    <dc:date>2025-04-20T19:37:02.161000000</dc:date>
    <meta:editing-duration>PT16H38M37S</meta:editing-duration>
    <meta:editing-cycles>4</meta:editing-cycles>
    <meta:generator>LibreOffice/7.4.2.3$Windows_X86_64 LibreOffice_project/382eef1f22670f7f4118c8c2dd222ec7ad009daf</meta:generator>
    <meta:document-statistic meta:table-count="0" meta:image-count="0" meta:object-count="0" meta:page-count="6" meta:paragraph-count="169" meta:word-count="2979" meta:character-count="15006" meta:non-whitespace-character-count="12131"/>
  </office:meta>
</office:document-meta>
</file>